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1.044cm"/>
    </style:style>
    <style:style style:name="gr3" style:family="graphic" style:parent-style-name="standard">
      <style:graphic-properties svg:stroke-color="#000000" draw:fill-color="#aadcf7" draw:textarea-horizontal-align="justify" draw:textarea-vertical-align="middle" draw:auto-grow-height="false" fo:min-height="1.722cm" fo:min-width="2.771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1.2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1.147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1.148cm"/>
    </style:style>
    <style:style style:name="gr8" style:family="graphic" style:parent-style-name="standard">
      <style:graphic-properties svg:stroke-color="#000000" draw:fill-color="#aadcf7" draw:textarea-horizontal-align="justify" draw:textarea-vertical-align="middle" draw:auto-grow-height="false" fo:min-height="0.714cm" fo:min-width="1.153cm" draw:shadow="visible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8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aadcf7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-color="#aadcf7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8pt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-33% 58%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409cm" svg:y1="4.077cm" svg:x2="8.697cm" svg:y2="4.074cm" draw:end-shape="id1" draw:end-glue-point="7" svg:d="M6409 4077h893v-3h1395" svg:viewBox="0 0 2289 4">
          <text:p/>
        </draw:connector>
        <draw:frame draw:style-name="gr2" draw:text-style-name="P2" draw:layer="layout" svg:width="2.675cm" svg:height="1.826cm" svg:x="5.699cm" svg:y="3.032cm">
          <draw:text-box>
            <text:p><text:span text:style-name="T1">x[n]</text:span></text:p>
          </draw:text-box>
        </draw:frame>
        <draw:custom-shape draw:style-name="gr3" draw:text-style-name="P4" xml:id="id2" draw:id="id2" draw:layer="layout" svg:width="3.271cm" svg:height="1.972cm" svg:x="14.081cm" svg:y="3.092cm">
          <text:p text:style-name="P3"><text:span text:style-name="T2">LPF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587cm" svg:y1="4.071cm" svg:x2="14.081cm" svg:y2="4.078cm" draw:start-shape="id1" draw:start-glue-point="4" draw:end-shape="id2" svg:d="M11587 4071h1348v7h1146" svg:viewBox="0 0 2495 8">
          <text:p/>
        </draw:connector>
        <draw:connector draw:style-name="gr1" draw:text-style-name="P1" draw:layer="layout" svg:x1="17.352cm" svg:y1="4.078cm" svg:x2="20.696cm" svg:y2="4.072cm" draw:start-shape="id2" draw:start-glue-point="1" draw:end-shape="id3" draw:end-glue-point="7" svg:d="M17352 4078h1771v-6h1573" svg:viewBox="0 0 3345 7">
          <text:p/>
        </draw:connector>
        <draw:connector draw:style-name="gr1" draw:text-style-name="P1" draw:layer="layout" draw:line-skew="0.833cm" svg:x1="23.586cm" svg:y1="4.069cm" svg:x2="26.282cm" svg:y2="4.057cm" draw:start-shape="id3" draw:start-glue-point="4" svg:d="M23586 4069h2533v-12h163" svg:viewBox="0 0 2697 13">
          <text:p/>
        </draw:connector>
        <draw:frame draw:style-name="gr4" draw:text-style-name="P2" draw:layer="layout" svg:width="2.927cm" svg:height="1.826cm" svg:x="24.162cm" svg:y="3.105cm">
          <draw:text-box>
            <text:p><text:span text:style-name="T1">y[m]</text:span></text:p>
          </draw:text-box>
        </draw:frame>
        <draw:frame draw:style-name="gr5" draw:text-style-name="P5" draw:layer="layout" svg:width="2.795cm" svg:height="3.7cm" svg:x="6.714cm" svg:y="5.953cm">
          <draw:text-box>
            <text:p><text:span text:style-name="T3">F</text:span><text:span text:style-name="T4">s1</text:span></text:p>
          </draw:text-box>
        </draw:frame>
        <draw:line draw:style-name="gr6" draw:text-style-name="P1" draw:layer="layout" svg:x1="9.763cm" svg:y1="7.35cm" svg:x2="9.78cm" svg:y2="1.508cm">
          <text:p/>
        </draw:line>
        <draw:line draw:style-name="gr6" draw:text-style-name="P1" draw:layer="layout" svg:x1="21.955cm" svg:y1="7.35cm" svg:x2="21.972cm" svg:y2="1.508cm">
          <text:p/>
        </draw:line>
        <draw:frame draw:style-name="gr7" draw:text-style-name="P5" draw:layer="layout" svg:width="2.796cm" svg:height="3.7cm" svg:x="22.336cm" svg:y="5.936cm">
          <draw:text-box>
            <text:p><text:span text:style-name="T3">F</text:span><text:span text:style-name="T4">s2</text:span></text:p>
          </draw:text-box>
        </draw:frame>
        <draw:custom-shape draw:style-name="gr8" draw:text-style-name="P6" xml:id="id1" draw:id="id1" draw:layer="layout" svg:width="3.304cm" svg:height="2.89cm" draw:transform="rotate (-1.5695745963185) translate (11.587cm 2.42cm)">
          <text:p text:style-name="P3"><text:span text:style-name="T5"/></text:p>
          <draw:enhanced-geometry svg:viewBox="0 0 21600 21600" draw:glue-points="?f0 0 ?f1 10800 0 21600 10800 21600 21600 21600 ?f7 10800" draw:text-areas="?f1 10800 ?f2 18000 ?f3 7200 ?f4 21600" draw:type="isosceles-triangle" draw:modifiers="10807.97047970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xml:id="id3" draw:id="id3" draw:layer="layout" svg:width="3.304cm" svg:height="2.89cm" draw:transform="rotate (-1.5695745963185) translate (23.586cm 2.418cm)">
          <text:p text:style-name="P3"><text:span text:style-name="T5"/></text:p>
          <draw:enhanced-geometry svg:viewBox="0 0 21600 21600" draw:glue-points="?f0 0 ?f1 10800 0 21600 10800 21600 21600 21600 ?f7 10800" draw:text-areas="?f1 10800 ?f2 18000 ?f3 7200 ?f4 21600" draw:type="isosceles-triangle" draw:modifiers="10807.97047970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421cm" svg:height="0.962cm" svg:x="11.898cm" svg:y="3.059cm">
          <draw:text-box>
            <text:p>x(t)</text:p>
          </draw:text-box>
        </draw:frame>
        <draw:frame draw:style-name="gr9" draw:text-style-name="P7" draw:layer="layout" svg:width="1.421cm" svg:height="0.962cm" svg:x="18.399cm" svg:y="3.059cm">
          <draw:text-box>
            <text:p>y(t)</text:p>
          </draw:text-box>
        </draw:frame>
        <draw:frame draw:style-name="gr10" draw:text-style-name="P8" draw:layer="layout" svg:width="2.386cm" svg:height="1.517cm" svg:x="8.647cm" svg:y="3.293cm">
          <draw:text-box>
            <text:p><text:span text:style-name="T5">D/A</text:span></text:p>
          </draw:text-box>
        </draw:frame>
        <draw:frame draw:style-name="gr10" draw:text-style-name="P8" draw:layer="layout" svg:width="2.386cm" svg:height="1.517cm" svg:x="20.647cm" svg:y="3.294cm">
          <draw:text-box>
            <text:p><text:span text:style-name="T5">A/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5:09:58.030533457</meta:creation-date>
    <dc:date>2020-01-02T23:56:58.783508722</dc:date>
    <meta:editing-duration>PT23M55S</meta:editing-duration>
    <meta:editing-cycles>10</meta:editing-cycles>
    <meta:generator>LibreOffice/6.0.7.3$Linux_X86_64 LibreOffice_project/00m0$Build-3</meta:generator>
    <meta:document-statistic meta:object-count="17"/>
  </office:meta>
</office:document-meta>
</file>